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halt Aeneis</text:h>
      <text:list xml:id="list6684378681446863912" text:style-name="L1">
        <text:list-item>
          <text:p text:style-name="P1">Flucht aus Troja</text:p>
        </text:list-item>
        <text:list-item>
          <text:p text:style-name="P1">Landet auf Sizilien<text:tab/></text:p>
          <text:list>
            <text:list-item>
              <text:p text:style-name="P1">befragt Seher Helenus nach kommenden Gefahren</text:p>
            </text:list-item>
          </text:list>
        </text:list-item>
        <text:list-item>
          <text:p text:style-name="P1">Landet in Kathargo</text:p>
          <text:list>
            <text:list-item>
              <text:p text:style-name="P1">trifft Dido und verliebt sich</text:p>
            </text:list-item>
            <text:list-item>
              <text:p text:style-name="P1">muss auf Auftrag von Jupiter gehen</text:p>
            </text:list-item>
          </text:list>
        </text:list-item>
        <text:list-item>
          <text:p text:style-name="P1">Landet in Italien</text:p>
          <text:list>
            <text:list-item>
              <text:p text:style-name="P1">Kampf mit dem König Latinus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spar Kroll</meta:initial-creator>
    <meta:creation-date>2020-06-09T00:18:47.84</meta:creation-date>
    <meta:document-statistic meta:table-count="0" meta:image-count="0" meta:object-count="0" meta:page-count="1" meta:paragraph-count="9" meta:word-count="44" meta:character-count="228"/>
    <dc:date>2020-06-09T00:26:09.17</dc:date>
    <dc:creator>Caspar Kroll</dc:creator>
    <meta:editing-duration>PT7M27S</meta:editing-duration>
    <meta:editing-cycles>1</meta:editing-cycles>
    <meta:generator>OpenOffice/4.1.7$Win32 OpenOffice.org_project/417m1$Build-9800</meta:generator>
  </office:meta>
</office:document-meta>
</file>